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6.619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2.778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2.782cm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93cm" fo:margin-left="-0.545cm" table:align="left"/>
    </style:style>
    <style:style style:name="Table2.A" style:family="table-column">
      <style:table-column-properties style:column-width="3.254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2.884cm"/>
    </style:style>
    <style:style style:name="Table2.D" style:family="table-column">
      <style:table-column-properties style:column-width="2.91cm"/>
    </style:style>
    <style:style style:name="Table2.E" style:family="table-column">
      <style:table-column-properties style:column-width="3.611cm"/>
    </style:style>
    <style:style style:name="Table2.1" style:family="table-row">
      <style:table-row-properties style:min-row-height="1.11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41fc4b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a2f01e" officeooo:paragraph-rsid="00a2f01e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cd3371" officeooo:paragraph-rsid="00cd3371" style:font-weight-asian="bold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normal" officeooo:rsid="00a43d6e" officeooo:paragraph-rsid="00a43d6e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paragraph-rsid="0041fc4b" style:font-weight-asian="bold"/>
    </style:style>
    <style:style style:name="P12" style:family="paragraph" style:parent-style-name="Standard">
      <style:paragraph-properties fo:line-height="15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end" style:justify-single-word="false"/>
      <style:text-properties fo:font-size="12pt" fo:font-weight="bold" officeooo:paragraph-rsid="00b468e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font-weight="bold" officeooo:rsid="00cbf377" officeooo:paragraph-rsid="00cbf3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officeooo:paragraph-rsid="00b7e6e3" style:font-weight-asian="bold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63514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b7e6e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a43d6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b7e6e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fo:font-weight="bold" officeooo:rsid="00b7e6e3" officeooo:paragraph-rsid="00b7e6e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fo:font-weight="bold" officeooo:rsid="00b8f388" officeooo:paragraph-rsid="00b8f38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bold" officeooo:rsid="00c4bc49" officeooo:paragraph-rsid="00c4bc4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fo:font-weight="bold" officeooo:rsid="00c4f63c" officeooo:paragraph-rsid="00c4f63c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a72b6f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b7e6e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a8a5cd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b7e6e3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b7e6e3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af9372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0b723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249f4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255d6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weight="normal" officeooo:rsid="00c5dc02" officeooo:paragraph-rsid="00c5dc02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weight="normal" officeooo:rsid="00c78ced" officeooo:paragraph-rsid="00c78ced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fo:font-weight="normal" officeooo:rsid="00c817b3" officeooo:paragraph-rsid="00c817b3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fo:font-weight="normal" officeooo:rsid="00ca16cc" officeooo:paragraph-rsid="00ca16cc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628ee" style:font-size-asian="12pt" style:font-weight-asian="normal" style:font-size-complex="12pt" style:font-weight-complex="normal"/>
    </style:style>
    <style:style style:name="P44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fo:font-weight="normal" officeooo:rsid="00d24a11" officeooo:paragraph-rsid="00d24a11" style:font-weight-asian="normal" style:font-weight-complex="normal"/>
    </style:style>
    <style:style style:name="T1" style:family="text">
      <style:text-properties officeooo:rsid="00c16a77"/>
    </style:style>
    <style:style style:name="T2" style:family="text">
      <style:text-properties officeooo:rsid="00c35729"/>
    </style:style>
    <style:style style:name="T3" style:family="text">
      <style:text-properties officeooo:rsid="00c4bc49"/>
    </style:style>
    <style:style style:name="T4" style:family="text">
      <style:text-properties officeooo:rsid="00c4f63c"/>
    </style:style>
    <style:style style:name="T5" style:family="text">
      <style:text-properties officeooo:rsid="00cd3371"/>
    </style:style>
    <style:style style:name="T6" style:family="text">
      <style:text-properties officeooo:rsid="00cf9e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KGISL Institute of Technology</text:p>
      <text:p text:style-name="P3">Department of Information Technology</text:p>
      <text:p text:style-name="P4">Lesson Plan (M<text:span text:style-name="T6">acro</text:span>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7">Faculty Name:</text:p>
          </table:table-cell>
          <table:table-cell table:style-name="CourseDetails.B1" office:value-type="string">
            <text:p text:style-name="P39">Rajasekaran <text:span text:style-name="T1">S</text:span></text:p>
          </table:table-cell>
          <table:table-cell table:style-name="CourseDetails.C1" office:value-type="string">
            <text:p text:style-name="P39">Designation:</text:p>
          </table:table-cell>
          <table:table-cell table:style-name="CourseDetails.D1" office:value-type="string">
            <text:p text:style-name="P39">Assistant Professor</text:p>
          </table:table-cell>
        </table:table-row>
        <table:table-row table:style-name="CourseDetails.1">
          <table:table-cell table:style-name="CourseDetails.A2" office:value-type="string">
            <text:p text:style-name="P40">Course Name:</text:p>
          </table:table-cell>
          <table:table-cell table:style-name="CourseDetails.B2" office:value-type="string">
            <text:p text:style-name="P40">OBJECT ORIENTED PROGRAMMING <text:span text:style-name="T2">LABORATORY</text:span></text:p>
          </table:table-cell>
          <table:table-cell table:style-name="CourseDetails.C2" office:value-type="string">
            <text:p text:style-name="P41">Course Code:</text:p>
          </table:table-cell>
          <table:table-cell table:style-name="CourseDetails.D2" office:value-type="string">
            <text:p text:style-name="P41">CS838<text:span text:style-name="T2">3</text:span></text:p>
          </table:table-cell>
        </table:table-row>
        <table:table-row>
          <table:table-cell table:style-name="CourseDetails.A3" office:value-type="string">
            <text:p text:style-name="P42">Academic Year</text:p>
          </table:table-cell>
          <table:table-cell table:style-name="CourseDetails.B3" office:value-type="string">
            <text:p text:style-name="P42">2018-2019</text:p>
          </table:table-cell>
          <table:table-cell table:style-name="CourseDetails.C3" office:value-type="string">
            <text:p text:style-name="P42">Sem/Year</text:p>
          </table:table-cell>
          <table:table-cell table:style-name="CourseDetails.D3" office:value-type="string">
            <text:p text:style-name="P42">III/II</text:p>
          </table:table-cell>
        </table:table-row>
      </table:table>
      <text:p text:style-name="P5"/>
      <text:p text:style-name="P6">Lesson Plan (Macro Level)</text:p>
      <text:p text:style-name="P9">(Before Course Delivery At Semester Beginning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S No</text:p>
          </table:table-cell>
          <table:table-cell table:style-name="Table1.A1" office:value-type="string">
            <text:p text:style-name="P18"><text:span text:style-name="T3">Experiment </text:span><text:s/>Number</text:p>
          </table:table-cell>
          <table:table-cell table:style-name="Table1.A1" office:value-type="string">
            <text:p text:style-name="P24">Date <text:span text:style-name="T4">Planed</text:span></text:p>
          </table:table-cell>
          <table:table-cell table:style-name="Table1.A1" office:value-type="string">
            <text:p text:style-name="P24">No of Hours Required </text:p>
          </table:table-cell>
          <table:table-cell table:style-name="Table1.A1" office:value-type="string">
            <text:p text:style-name="P25">Day Order</text:p>
          </table:table-cell>
          <table:table-cell table:style-name="Table1.F1" office:value-type="string">
            <text:p text:style-name="P25">Hours</text:p>
          </table:table-cell>
        </table:table-row>
        <table:table-row>
          <table:table-cell table:style-name="Table1.A13" office:value-type="string">
            <text:p text:style-name="P26">1</text:p>
          </table:table-cell>
          <table:table-cell table:style-name="Table1.B2" office:value-type="string">
            <text:p text:style-name="P36">Experiment 1 </text:p>
          </table:table-cell>
          <table:table-cell table:style-name="Table1.C13" office:value-type="string">
            <text:p text:style-name="P45">10/07/2018</text:p>
          </table:table-cell>
          <table:table-cell table:style-name="Table1.D2" office:value-type="string">
            <text:p text:style-name="P38">4</text:p>
          </table:table-cell>
          <table:table-cell table:style-name="Table1.E2" office:value-type="string">
            <text:p text:style-name="P38">1</text:p>
          </table:table-cell>
          <table:table-cell table:style-name="Table1.F2" office:value-type="string">
            <text:p text:style-name="P31"/>
          </table:table-cell>
        </table:table-row>
        <table:table-row>
          <table:table-cell table:style-name="Table1.A13" office:value-type="string">
            <text:p text:style-name="P28">2</text:p>
          </table:table-cell>
          <table:table-cell table:style-name="Table1.B3" office:value-type="string">
            <text:p text:style-name="P36">Experiment 2 </text:p>
          </table:table-cell>
          <table:table-cell table:style-name="Table1.C13" office:value-type="string">
            <text:p text:style-name="P45">17/07/2018</text:p>
          </table:table-cell>
          <table:table-cell table:style-name="Table1.D3" office:value-type="string">
            <text:p text:style-name="P38">4</text:p>
          </table:table-cell>
          <table:table-cell table:style-name="Table1.E3" office:value-type="string">
            <text:p text:style-name="P38">1</text:p>
          </table:table-cell>
          <table:table-cell table:style-name="Table1.F3" office:value-type="string">
            <text:p text:style-name="P32"/>
          </table:table-cell>
        </table:table-row>
        <table:table-row>
          <table:table-cell table:style-name="Table1.A13" office:value-type="string">
            <text:p text:style-name="P28">3</text:p>
          </table:table-cell>
          <table:table-cell table:style-name="Table1.B4" office:value-type="string">
            <text:p text:style-name="P36">Experiment 3 </text:p>
          </table:table-cell>
          <table:table-cell table:style-name="Table1.C13" office:value-type="string">
            <text:p text:style-name="P45">24/07/2018</text:p>
          </table:table-cell>
          <table:table-cell table:style-name="Table1.D4" office:value-type="string">
            <text:p text:style-name="P38">4</text:p>
          </table:table-cell>
          <table:table-cell table:style-name="Table1.E4" office:value-type="string">
            <text:p text:style-name="P38">1</text:p>
          </table:table-cell>
          <table:table-cell table:style-name="Table1.F4" office:value-type="string">
            <text:p text:style-name="P33"/>
          </table:table-cell>
        </table:table-row>
        <table:table-row>
          <table:table-cell table:style-name="Table1.A13" office:value-type="string">
            <text:p text:style-name="P28">4</text:p>
          </table:table-cell>
          <table:table-cell table:style-name="Table1.B5" office:value-type="string">
            <text:p text:style-name="P36">Experiment 4 </text:p>
          </table:table-cell>
          <table:table-cell table:style-name="Table1.C13" office:value-type="string">
            <text:p text:style-name="P45">01/08/2018</text:p>
          </table:table-cell>
          <table:table-cell table:style-name="Table1.D5" office:value-type="string">
            <text:p text:style-name="P38">4</text:p>
          </table:table-cell>
          <table:table-cell table:style-name="Table1.E5" office:value-type="string">
            <text:p text:style-name="P38">1</text:p>
          </table:table-cell>
          <table:table-cell table:style-name="Table1.F5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28">5</text:p>
          </table:table-cell>
          <table:table-cell table:style-name="Table1.B13" office:value-type="string">
            <text:p text:style-name="P36">Experiment 5 </text:p>
          </table:table-cell>
          <table:table-cell table:style-name="Table1.C13" office:value-type="string">
            <text:p text:style-name="P45">09/08/2018</text:p>
          </table:table-cell>
          <table:table-cell table:style-name="Table1.D6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6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5">6</text:p>
          </table:table-cell>
          <table:table-cell table:style-name="Table1.B13" office:value-type="string">
            <text:p text:style-name="P36">Experiment 6 </text:p>
          </table:table-cell>
          <table:table-cell table:style-name="Table1.C13" office:value-type="string">
            <text:p text:style-name="P45">17/08/2018</text:p>
          </table:table-cell>
          <table:table-cell table:style-name="Table1.D7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7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5">7</text:p>
          </table:table-cell>
          <table:table-cell table:style-name="Table1.B13" office:value-type="string">
            <text:p text:style-name="P36">Experiment 7 </text:p>
          </table:table-cell>
          <table:table-cell table:style-name="Table1.C13" office:value-type="string">
            <text:p text:style-name="P45">27/08/2018</text:p>
          </table:table-cell>
          <table:table-cell table:style-name="Table1.D8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8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8</text:p>
          </table:table-cell>
          <table:table-cell table:style-name="Table1.B13" office:value-type="string">
            <text:p text:style-name="P36">Experiment 8 </text:p>
          </table:table-cell>
          <table:table-cell table:style-name="Table1.C13" office:value-type="string">
            <text:p text:style-name="P45">11/09/2018</text:p>
          </table:table-cell>
          <table:table-cell table:style-name="Table1.D9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9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9</text:p>
          </table:table-cell>
          <table:table-cell table:style-name="Table1.B13" office:value-type="string">
            <text:p text:style-name="P36">Experiment 9 </text:p>
          </table:table-cell>
          <table:table-cell table:style-name="Table1.C13" office:value-type="string">
            <text:p text:style-name="P45">19/09/2018</text:p>
          </table:table-cell>
          <table:table-cell table:style-name="Table1.D10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10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10</text:p>
          </table:table-cell>
          <table:table-cell table:style-name="Table1.B13" office:value-type="string">
            <text:p text:style-name="P36">Experiment 10 </text:p>
          </table:table-cell>
          <table:table-cell table:style-name="Table1.C13" office:value-type="string">
            <text:p text:style-name="P45">28/09/2018</text:p>
          </table:table-cell>
          <table:table-cell table:style-name="Table1.D11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11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11</text:p>
          </table:table-cell>
          <table:table-cell table:style-name="Table1.B13" office:value-type="string">
            <text:p text:style-name="P36">Experiment 11 </text:p>
          </table:table-cell>
          <table:table-cell table:style-name="Table1.C13" office:value-type="string">
            <text:p text:style-name="P45">08/10/2018</text:p>
          </table:table-cell>
          <table:table-cell table:style-name="Table1.D12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12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7">12</text:p>
          </table:table-cell>
          <table:table-cell table:style-name="Table1.B13" office:value-type="string">
            <text:p text:style-name="P37">Mini Project</text:p>
          </table:table-cell>
          <table:table-cell table:style-name="Table1.C13" office:value-type="string">
            <text:p text:style-name="P34"/>
          </table:table-cell>
          <table:table-cell table:style-name="Table1.D13" office:value-type="string">
            <text:p text:style-name="P38">16</text:p>
          </table:table-cell>
          <table:table-cell table:style-name="Table1.E13" office:value-type="string">
            <text:p text:style-name="P38">1</text:p>
          </table:table-cell>
          <table:table-cell table:style-name="Table1.F13" office:value-type="string">
            <text:p text:style-name="P34"/>
          </table:table-cell>
        </table:table-row>
        <table:table-row>
          <table:table-cell table:style-name="Table1.A14" table:number-columns-spanned="3" office:value-type="string">
            <text:p text:style-name="P12">Total No. of Hours Required as per Lesson Plan</text:p>
          </table:table-cell>
          <table:covered-table-cell/>
          <table:covered-table-cell/>
          <table:table-cell table:style-name="Table1.D14" office:value-type="string">
            <text:p text:style-name="P14">60</text:p>
          </table:table-cell>
          <table:table-cell table:style-name="Table1.E14" office:value-type="string">
            <text:p text:style-name="P43"/>
          </table:table-cell>
          <table:table-cell table:style-name="Table1.F14" office:value-type="string">
            <text:p text:style-name="P43"/>
          </table:table-cell>
        </table:table-row>
        <table:table-row>
          <table:table-cell table:style-name="Table1.A15" table:number-columns-spanned="3" office:value-type="string">
            <text:p text:style-name="P13">Total No. of Hours Allotted as per Anna University</text:p>
          </table:table-cell>
          <table:covered-table-cell/>
          <table:covered-table-cell/>
          <table:table-cell table:style-name="Table1.D14" office:value-type="string">
            <text:p text:style-name="P14">60</text:p>
          </table:table-cell>
          <table:table-cell table:style-name="Table1.E15" office:value-type="string">
            <text:p text:style-name="P43"/>
          </table:table-cell>
          <table:table-cell table:style-name="Table1.F15" office:value-type="string">
            <text:p text:style-name="P43"/>
          </table:table-cell>
        </table:table-row>
      </table:table>
      <text:p text:style-name="P11"/>
      <text:p text:style-name="P15">Deployment of Lesson plan</text:p>
      <text:p text:style-name="P16"><text:s/>(At the end of Course Delivery- At Semester End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21">S No</text:p>
          </table:table-cell>
          <table:table-cell table:style-name="Table2.A1" office:value-type="string">
            <text:p text:style-name="P19">Unit Number</text:p>
          </table:table-cell>
          <table:table-cell table:style-name="Table2.A1" office:value-type="string">
            <text:p text:style-name="P19">Start Date</text:p>
          </table:table-cell>
          <table:table-cell table:style-name="Table2.A1" office:value-type="string">
            <text:p text:style-name="P19">Completion </text:p>
            <text:p text:style-name="P19">Date</text:p>
          </table:table-cell>
          <table:table-cell table:style-name="Table2.A1" office:value-type="string">
            <text:p text:style-name="P19">No of Hours </text:p>
            <text:p text:style-name="P22">Planned</text:p>
          </table:table-cell>
          <table:table-cell table:style-name="Table2.F1" office:value-type="string">
            <text:p text:style-name="P23">No of Hours Handled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C2" office:value-type="string">
            <text:p text:style-name="P29"/>
          </table:table-cell>
          <table:table-cell table:style-name="Table2.D2" office:value-type="string">
            <text:p text:style-name="P29"/>
          </table:table-cell>
          <table:table-cell table:style-name="Table2.E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Prepared By</text:p>
            <text:p text:style-name="P7">Signature of Faculty</text:p>
          </table:table-cell>
          <table:table-cell table:style-name="Table3.A1" office:value-type="string">
            <text:p text:style-name="P10">Approved By</text:p>
            <text:p text:style-name="P7">Head of Departmen<text:span text:style-name="T5">t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4:12:29.637394406</dc:date>
    <meta:editing-duration>PT6H17M41S</meta:editing-duration>
    <meta:editing-cycles>171</meta:editing-cycles>
    <meta:generator>LibreOffice/6.0.3.2$Linux_X86_64 LibreOffice_project/00m0$Build-2</meta:generator>
    <meta:document-statistic meta:table-count="4" meta:image-count="0" meta:object-count="0" meta:page-count="1" meta:paragraph-count="100" meta:word-count="186" meta:character-count="1009" meta:non-whitespace-character-count="907"/>
  </office:meta>
</office:document-meta>
</file>